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vertical-align="middle"/>
    </style:style>
    <style:style style:name="gr2" style:family="graphic" style:parent-style-name="standard">
      <style:graphic-properties draw:fill="solid" draw:fill-color="#e5e2e2" draw:textarea-vertical-align="middle"/>
    </style:style>
    <style:style style:name="gr3" style:family="graphic" style:parent-style-name="objectwithoutfill">
      <style:graphic-properties draw:marker-end="Arrow" draw:marker-end-width="0.3cm" draw:fill="none" draw:fill-color="#e5e2e2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office:forms form:automatic-focus="false" form:apply-design-mode="false"/>
        <draw:rect draw:style-name="gr1" draw:text-style-name="P1" draw:layer="layout" svg:width="2.223cm" svg:height="1.27cm" svg:x="3.81cm" svg:y="1.27cm">
          <text:p text:style-name="P1">$</text:p>
        </draw:rect>
        <draw:rect draw:style-name="gr1" draw:text-style-name="P1" draw:layer="layout" svg:width="2.223cm" svg:height="1.27cm" svg:x="6.667cm" svg:y="1.27cm">
          <text:p text:style-name="P1">Bid</text:p>
        </draw:rect>
        <draw:rect draw:style-name="gr1" draw:text-style-name="P1" draw:layer="layout" svg:width="3.81cm" svg:height="1.27cm" svg:x="9.525cm" svg:y="1.27cm">
          <text:p text:style-name="P1">Purchases</text:p>
        </draw:rect>
        <draw:rect draw:style-name="gr1" draw:text-style-name="P1" draw:layer="layout" svg:width="3.175cm" svg:height="1.27cm" svg:x="13.97cm" svg:y="1.27cm">
          <text:p text:style-name="P1">Ask</text:p>
        </draw:rect>
        <draw:rect draw:style-name="gr1" draw:text-style-name="P1" draw:layer="layout" svg:width="3.175cm" svg:height="1.27cm" svg:x="17.78cm" svg:y="1.27cm">
          <text:p text:style-name="P1">Sales</text:p>
        </draw:rect>
        <draw:rect draw:style-name="gr1" draw:text-style-name="P1" draw:layer="layout" svg:width="3.175cm" svg:height="1.27cm" svg:x="21.59cm" svg:y="1.27cm">
          <text:p text:style-name="P1">Net</text:p>
        </draw:rect>
        <draw:rect draw:style-name="gr1" draw:text-style-name="P1" xml:id="id1" draw:id="id1" draw:layer="layout" svg:width="3.175cm" svg:height="1.27cm" svg:x="11.112cm" svg:y="5.08cm">
          <text:p text:style-name="P1">Market</text:p>
        </draw:rect>
        <draw:rect draw:style-name="gr1" draw:text-style-name="P1" xml:id="id2" draw:id="id2" draw:layer="layout" svg:width="3.175cm" svg:height="1.27cm" svg:x="19.685cm" svg:y="11.112cm">
          <text:p text:style-name="P1">Book</text:p>
        </draw:rect>
        <draw:rect draw:style-name="gr1" draw:text-style-name="P1" xml:id="id7" draw:id="id7" draw:layer="layout" svg:width="3.175cm" svg:height="1.27cm" svg:x="11.747cm" svg:y="12.065cm">
          <text:p text:style-name="P1">Bids</text:p>
        </draw:rect>
        <draw:rect draw:style-name="gr1" draw:text-style-name="P1" xml:id="id8" draw:id="id8" draw:layer="layout" svg:width="3.175cm" svg:height="1.27cm" svg:x="14.922cm" svg:y="12.065cm">
          <text:p text:style-name="P1">Asks</text:p>
        </draw:rect>
        <draw:rect draw:style-name="gr1" draw:text-style-name="P1" draw:layer="layout" svg:width="3.175cm" svg:height="1.27cm" svg:x="20.32cm" svg:y="19.05cm">
          <text:p text:style-name="P1">Price</text:p>
        </draw:rect>
        <draw:rect draw:style-name="gr1" draw:text-style-name="P1" draw:layer="layout" svg:width="3.175cm" svg:height="1.27cm" svg:x="23.495cm" svg:y="19.05cm">
          <text:p text:style-name="P1">Volume</text:p>
        </draw:rect>
        <draw:rect draw:style-name="gr1" draw:text-style-name="P1" xml:id="id9" draw:id="id9" draw:layer="layout" svg:width="3.175cm" svg:height="1.27cm" svg:x="13.97cm" svg:y="16.192cm">
          <text:p text:style-name="P1">Sell</text:p>
        </draw:rect>
        <draw:rect draw:style-name="gr1" draw:text-style-name="P1" xml:id="id4" draw:id="id4" draw:layer="layout" svg:width="3.175cm" svg:height="1.27cm" svg:x="10.795cm" svg:y="16.192cm">
          <text:p text:style-name="P1">Buy</text:p>
        </draw:rect>
        <draw:rect draw:style-name="gr1" draw:text-style-name="P1" xml:id="id5" draw:id="id5" draw:layer="layout" svg:width="3.175cm" svg:height="1.27cm" svg:x="2.54cm" svg:y="7.937cm">
          <text:p text:style-name="P1">Trader</text:p>
        </draw:rect>
        <draw:rect draw:style-name="gr1" draw:text-style-name="P1" xml:id="id6" draw:id="id6" draw:layer="layout" svg:width="3.175cm" svg:height="1.27cm" svg:x="6.032cm" svg:y="12.065cm">
          <text:p text:style-name="P1">Maker</text:p>
        </draw:rect>
        <draw:rect draw:style-name="gr1" draw:text-style-name="P1" xml:id="id3" draw:id="id3" draw:layer="layout" svg:width="3.175cm" svg:height="1.27cm" svg:x="5.715cm" svg:y="16.192cm">
          <text:p text:style-name="P1">Taker</text:p>
        </draw:rect>
        <draw:rect draw:style-name="gr1" draw:text-style-name="P1" xml:id="id10" draw:id="id10" draw:layer="layout" svg:width="3.175cm" svg:height="1.27cm" svg:x="24.13cm" svg:y="11.43cm">
          <text:p text:style-name="P1">hBid</text:p>
        </draw:rect>
        <draw:rect draw:style-name="gr1" draw:text-style-name="P1" xml:id="id11" draw:id="id11" draw:layer="layout" svg:width="3.175cm" svg:height="1.27cm" svg:x="24.13cm" svg:y="13.017cm">
          <text:p text:style-name="P1">lAsk</text:p>
        </draw:rect>
        <draw:connector draw:style-name="gr2" draw:text-style-name="P1" draw:layer="layout" svg:x1="12.699cm" svg:y1="6.35cm" svg:x2="21.272cm" svg:y2="11.112cm" draw:start-shape="id1" draw:start-glue-point="2" draw:end-shape="id2" svg:d="M12699 6350v2381h8573v2381">
          <text:p/>
        </draw:connector>
        <draw:connector draw:style-name="gr3" draw:text-style-name="P1" draw:layer="layout" svg:x1="8.89cm" svg:y1="16.827cm" svg:x2="10.795cm" svg:y2="16.827cm" draw:start-shape="id3" draw:start-glue-point="1" draw:end-shape="id4" svg:d="M8890 16827h1905">
          <text:p/>
        </draw:connector>
        <draw:connector draw:style-name="gr2" draw:text-style-name="P1" draw:layer="layout" svg:x1="4.127cm" svg:y1="9.207cm" svg:x2="5.715cm" svg:y2="16.827cm" draw:start-shape="id5" draw:end-shape="id3" draw:end-glue-point="3" svg:d="M4127 9207v7620h1588">
          <text:p/>
        </draw:connector>
        <draw:connector draw:style-name="gr2" draw:text-style-name="P1" draw:layer="layout" svg:x1="4.127cm" svg:y1="9.207cm" svg:x2="6.032cm" svg:y2="12.7cm" draw:start-shape="id5" draw:start-glue-point="2" draw:end-shape="id6" draw:end-glue-point="3" svg:d="M4127 9207v3493h1905">
          <text:p/>
        </draw:connector>
        <draw:connector draw:style-name="gr3" draw:text-style-name="P1" draw:layer="layout" svg:x1="9.207cm" svg:y1="12.7cm" svg:x2="11.747cm" svg:y2="12.7cm" draw:start-shape="id6" draw:start-glue-point="1" draw:end-shape="id7" draw:end-glue-point="3" svg:d="M9207 12700h2540">
          <text:p/>
        </draw:connector>
        <draw:connector draw:style-name="gr3" draw:text-style-name="P1" draw:layer="layout" svg:x1="18.097cm" svg:y1="12.7cm" svg:x2="19.685cm" svg:y2="11.747cm" draw:start-shape="id8" draw:start-glue-point="1" draw:end-shape="id2" draw:end-glue-point="3" svg:d="M18097 12700h794v-953h794">
          <text:p/>
        </draw:connector>
        <draw:connector draw:style-name="gr3" draw:text-style-name="P1" draw:layer="layout" svg:x1="21.272cm" svg:y1="12.382cm" svg:x2="17.145cm" svg:y2="16.827cm" draw:start-shape="id2" draw:start-glue-point="2" draw:end-shape="id9" draw:end-glue-point="1" svg:d="M21272 12382v4445h-4127">
          <text:p/>
        </draw:connector>
        <draw:connector draw:style-name="gr2" draw:text-style-name="P1" draw:layer="layout" svg:x1="12.699cm" svg:y1="6.35cm" svg:x2="4.127cm" svg:y2="7.937cm" draw:start-shape="id1" draw:start-glue-point="2" draw:end-shape="id5" draw:end-glue-point="0" svg:d="M12699 6350v794h-8572v793">
          <text:p/>
        </draw:connector>
        <draw:connector draw:style-name="gr2" draw:text-style-name="P1" draw:layer="layout" svg:x1="22.86cm" svg:y1="11.747cm" svg:x2="24.13cm" svg:y2="12.065cm" draw:start-shape="id2" draw:start-glue-point="1" draw:end-shape="id10" draw:end-glue-point="3" svg:d="M22860 11747h635v318h635">
          <text:p/>
        </draw:connector>
        <draw:connector draw:style-name="gr2" draw:text-style-name="P1" draw:layer="layout" svg:x1="22.86cm" svg:y1="11.747cm" svg:x2="24.13cm" svg:y2="13.652cm" draw:start-shape="id2" draw:start-glue-point="1" draw:end-shape="id11" draw:end-glue-point="3" svg:d="M22860 11747h635v1905h635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office:forms form:automatic-focus="false" form:apply-design-mode="false"/>
        <draw:rect draw:style-name="gr1" draw:text-style-name="P2" draw:layer="layout" svg:width="3.175cm" svg:height="1.27cm" svg:x="6.985cm" svg:y="1.904cm">
          <text:p text:style-name="P2">Cost</text:p>
        </draw:rect>
        <draw:rect draw:style-name="gr1" draw:text-style-name="P2" draw:layer="layout" svg:width="5.08cm" svg:height="1.27cm" svg:x="10.16cm" svg:y="1.904cm">
          <text:p text:style-name="P2">Total Amount</text:p>
        </draw:rect>
        <draw:rect draw:style-name="gr1" draw:text-style-name="P2" draw:layer="layout" svg:width="5.715cm" svg:height="1.27cm" svg:x="18.415cm" svg:y="1.904cm">
          <text:p text:style-name="P2">Remain Amount</text:p>
        </draw:rect>
        <draw:rect draw:style-name="gr1" draw:text-style-name="P2" draw:layer="layout" svg:width="3.175cm" svg:height="1.27cm" svg:x="15.24cm" svg:y="1.904cm">
          <text:p text:style-name="P2">Lot</text:p>
        </draw:rect>
        <draw:rect draw:style-name="gr1" draw:text-style-name="P2" draw:layer="layout" svg:width="3.175cm" svg:height="1.27cm" svg:x="6.349cm" svg:y="4.762cm">
          <text:p text:style-name="P2">Price</text:p>
        </draw:rect>
        <draw:rect draw:style-name="gr1" draw:text-style-name="P2" draw:layer="layout" svg:width="3.175cm" svg:height="1.27cm" svg:x="3.175cm" svg:y="4.762cm">
          <text:p text:style-name="P2">Sale</text:p>
        </draw:rect>
        <draw:rect draw:style-name="gr1" draw:text-style-name="P1" draw:layer="layout" svg:width="3.81cm" svg:height="1.27cm" svg:x="3.175cm" svg:y="1.904cm">
          <text:p text:style-name="P1">Purchase</text:p>
        </draw:rect>
        <draw:rect draw:style-name="gr1" draw:text-style-name="P2" draw:layer="layout" svg:width="3.175cm" svg:height="1.27cm" svg:x="23.177cm" svg:y="14.605cm">
          <text:p text:style-name="P2">Lot</text:p>
        </draw:rect>
        <draw:rect draw:style-name="gr1" draw:text-style-name="P2" draw:layer="layout" svg:width="3.175cm" svg:height="1.27cm" svg:x="12.7cm" svg:y="4.762cm">
          <text:p text:style-name="P2">Amount</text:p>
        </draw:rect>
        <draw:rect draw:style-name="gr1" draw:text-style-name="P2" draw:layer="layout" svg:width="3.175cm" svg:height="1.27cm" svg:x="1.905cm" svg:y="10.477cm">
          <text:p text:style-name="P2">Recieved</text:p>
        </draw:rect>
        <draw:rect draw:style-name="gr1" draw:text-style-name="P2" draw:layer="layout" svg:width="3.175cm" svg:height="1.27cm" svg:x="1.905cm" svg:y="12.382cm">
          <text:p text:style-name="P2">Open</text:p>
        </draw:rect>
        <draw:rect draw:style-name="gr1" draw:text-style-name="P2" draw:layer="layout" svg:width="3.175cm" svg:height="1.27cm" svg:x="1.905cm" svg:y="14.287cm">
          <text:p text:style-name="P2">Match</text:p>
        </draw:rect>
        <draw:rect draw:style-name="gr1" draw:text-style-name="P2" draw:layer="layout" svg:width="3.175cm" svg:height="1.27cm" svg:x="1.905cm" svg:y="16.192cm">
          <text:p text:style-name="P2">Close</text:p>
        </draw:rect>
        <draw:rect draw:style-name="gr1" draw:text-style-name="P2" draw:layer="layout" svg:width="3.175cm" svg:height="1.27cm" svg:x="7.302cm" svg:y="14.605cm">
          <text:p text:style-name="P2">Asks</text:p>
        </draw:rect>
        <draw:rect draw:style-name="gr1" draw:text-style-name="P2" draw:layer="layout" svg:width="3.175cm" svg:height="1.27cm" svg:x="16.828cm" svg:y="14.605cm">
          <text:p text:style-name="P2">State</text:p>
        </draw:rect>
        <draw:rect draw:style-name="gr1" draw:text-style-name="P2" draw:layer="layout" svg:width="3.175cm" svg:height="1.27cm" svg:x="20.003cm" svg:y="14.605cm">
          <text:p text:style-name="P2">Matches</text:p>
        </draw:rect>
        <draw:rect draw:style-name="gr1" draw:text-style-name="P2" draw:layer="layout" svg:width="3.175cm" svg:height="1.27cm" svg:x="7.302cm" svg:y="12.382cm">
          <text:p text:style-name="P2">Bids</text:p>
        </draw:rect>
        <draw:rect draw:style-name="gr1" draw:text-style-name="P2" draw:layer="layout" svg:width="3.175cm" svg:height="1.27cm" svg:x="16.828cm" svg:y="12.382cm">
          <text:p text:style-name="P2">State</text:p>
        </draw:rect>
        <draw:rect draw:style-name="gr1" draw:text-style-name="P2" draw:layer="layout" svg:width="3.175cm" svg:height="1.27cm" svg:x="20.003cm" svg:y="12.382cm">
          <text:p text:style-name="P2">Matches</text:p>
        </draw:rect>
        <draw:rect draw:style-name="gr1" draw:text-style-name="P2" draw:layer="layout" svg:width="3.175cm" svg:height="1.27cm" svg:x="10.477cm" svg:y="12.382cm">
          <text:p text:style-name="P2">Price</text:p>
        </draw:rect>
        <draw:rect draw:style-name="gr1" draw:text-style-name="P2" draw:layer="layout" svg:width="3.175cm" svg:height="1.27cm" svg:x="6.985cm" svg:y="1.904cm">
          <text:p text:style-name="P2">Cost</text:p>
        </draw:rect>
        <draw:rect draw:style-name="gr1" draw:text-style-name="P2" draw:layer="layout" svg:width="3.175cm" svg:height="1.27cm" svg:x="13.653cm" svg:y="12.382cm">
          <text:p text:style-name="P2">Amount</text:p>
        </draw:rect>
        <draw:rect draw:style-name="gr1" draw:text-style-name="P2" draw:layer="layout" svg:width="3.175cm" svg:height="1.27cm" svg:x="10.477cm" svg:y="14.605cm">
          <text:p text:style-name="P2">Price</text:p>
        </draw:rect>
        <draw:rect draw:style-name="gr1" draw:text-style-name="P2" draw:layer="layout" svg:width="3.175cm" svg:height="1.27cm" svg:x="13.653cm" svg:y="14.605cm">
          <text:p text:style-name="P2">Amount</text:p>
        </draw:rect>
        <draw:rect draw:style-name="gr1" draw:text-style-name="P2" draw:layer="layout" svg:width="3.175cm" svg:height="1.27cm" svg:x="8.89cm" svg:y="17.145cm">
          <text:p text:style-name="P2">Match</text:p>
        </draw:rect>
        <draw:rect draw:style-name="gr1" draw:text-style-name="P2" draw:layer="layout" svg:width="3.175cm" svg:height="1.27cm" svg:x="12.065cm" svg:y="17.145cm">
          <text:p text:style-name="P2">Price</text:p>
        </draw:rect>
        <draw:rect draw:style-name="gr1" draw:text-style-name="P2" draw:layer="layout" svg:width="3.175cm" svg:height="1.27cm" svg:x="15.241cm" svg:y="17.145cm">
          <text:p text:style-name="P2">Amount</text:p>
        </draw:rect>
        <draw:rect draw:style-name="gr1" draw:text-style-name="P2" draw:layer="layout" svg:width="3.175cm" svg:height="1.27cm" svg:x="9.525cm" svg:y="4.762cm">
          <text:p text:style-name="P2">Lot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rect draw:style-name="gr1" draw:text-style-name="P2" xml:id="id14" draw:id="id14" draw:layer="layout" svg:width="3.175cm" svg:height="1.27cm" svg:x="9.207cm" svg:y="1.587cm">
          <text:p text:style-name="P2">Home</text:p>
        </draw:rect>
        <draw:rect draw:style-name="gr1" draw:text-style-name="P2" xml:id="id13" draw:id="id13" draw:layer="layout" svg:width="3.175cm" svg:height="1.27cm" svg:x="13.652cm" svg:y="5.715cm">
          <text:p text:style-name="P2">Socket</text:p>
        </draw:rect>
        <draw:rect draw:style-name="gr1" draw:text-style-name="P2" xml:id="id15" draw:id="id15" draw:layer="layout" svg:width="3.175cm" svg:height="1.27cm" svg:x="13.652cm" svg:y="7.938cm">
          <text:p text:style-name="P2">Book</text:p>
        </draw:rect>
        <draw:rect draw:style-name="gr1" draw:text-style-name="P1" xml:id="id17" draw:id="id17" draw:layer="layout" svg:width="3.175cm" svg:height="1.27cm" svg:x="4.127cm" svg:y="5.715cm">
          <text:p text:style-name="P1">Bids</text:p>
        </draw:rect>
        <draw:rect draw:style-name="gr1" draw:text-style-name="P1" xml:id="id18" draw:id="id18" draw:layer="layout" svg:width="3.175cm" svg:height="1.27cm" svg:x="4.127cm" svg:y="7.938cm">
          <text:p text:style-name="P1">Asks</text:p>
        </draw:rect>
        <draw:rect draw:style-name="gr1" draw:text-style-name="P1" xml:id="id16" draw:id="id16" draw:layer="layout" svg:width="2.223cm" svg:height="1.27cm" svg:x="13.651cm" svg:y="12.383cm">
          <text:p text:style-name="P1">$</text:p>
        </draw:rect>
        <draw:rect draw:style-name="gr1" draw:text-style-name="P2" xml:id="id20" draw:id="id20" draw:layer="layout" svg:width="3.175cm" svg:height="1.27cm" svg:x="4.127cm" svg:y="12.383cm">
          <text:p text:style-name="P2">Sales</text:p>
        </draw:rect>
        <draw:rect draw:style-name="gr1" draw:text-style-name="P1" xml:id="id19" draw:id="id19" draw:layer="layout" svg:width="3.81cm" svg:height="1.27cm" svg:x="4.127cm" svg:y="10.16cm">
          <text:p text:style-name="P1">Purchases</text:p>
        </draw:rect>
        <draw:rect draw:style-name="gr1" draw:text-style-name="P2" xml:id="id12" draw:id="id12" draw:layer="layout" svg:width="3.175cm" svg:height="1.27cm" svg:x="20.637cm" svg:y="3.175cm">
          <text:p text:style-name="P2">msgs</text:p>
        </draw:rect>
        <draw:connector draw:style-name="gr3" draw:text-style-name="P1" draw:layer="layout" svg:x1="22.224cm" svg:y1="4.445cm" svg:x2="16.827cm" svg:y2="6.35cm" draw:start-shape="id12" draw:start-glue-point="2" draw:end-shape="id13" draw:end-glue-point="1" svg:d="M22224 4445v1905h-5397">
          <text:p/>
        </draw:connector>
        <draw:connector draw:style-name="gr2" draw:text-style-name="P1" draw:layer="layout" svg:x1="10.794cm" svg:y1="2.857cm" svg:x2="13.652cm" svg:y2="6.35cm" draw:start-shape="id14" draw:start-glue-point="2" draw:end-shape="id13" draw:end-glue-point="3" svg:d="M10794 2857v3493h2858">
          <text:p/>
        </draw:connector>
        <draw:connector draw:style-name="gr2" draw:text-style-name="P1" draw:layer="layout" svg:x1="10.794cm" svg:y1="2.857cm" svg:x2="13.652cm" svg:y2="8.573cm" draw:start-shape="id14" draw:start-glue-point="2" draw:end-shape="id15" draw:end-glue-point="3" svg:d="M10794 2857v5716h2858">
          <text:p/>
        </draw:connector>
        <draw:connector draw:style-name="gr2" draw:text-style-name="P1" draw:layer="layout" svg:x1="10.794cm" svg:y1="2.857cm" svg:x2="13.651cm" svg:y2="13.018cm" draw:start-shape="id14" draw:start-glue-point="2" draw:end-shape="id16" draw:end-glue-point="3" svg:d="M10794 2857v10161h2857">
          <text:p/>
        </draw:connector>
        <draw:connector draw:style-name="gr2" draw:text-style-name="P1" draw:layer="layout" svg:x1="10.794cm" svg:y1="2.857cm" svg:x2="7.302cm" svg:y2="6.35cm" draw:start-shape="id14" draw:start-glue-point="2" draw:end-shape="id17" draw:end-glue-point="1" svg:d="M10794 2857v3493h-3492">
          <text:p/>
        </draw:connector>
        <draw:connector draw:style-name="gr2" draw:text-style-name="P1" draw:layer="layout" svg:x1="10.794cm" svg:y1="2.857cm" svg:x2="7.302cm" svg:y2="8.573cm" draw:start-shape="id14" draw:start-glue-point="2" draw:end-shape="id18" draw:end-glue-point="1" svg:d="M10794 2857v5716h-3492">
          <text:p/>
        </draw:connector>
        <draw:connector draw:style-name="gr2" draw:text-style-name="P1" draw:layer="layout" svg:x1="10.794cm" svg:y1="2.857cm" svg:x2="7.937cm" svg:y2="10.795cm" draw:start-shape="id14" draw:start-glue-point="2" draw:end-shape="id19" draw:end-glue-point="1" svg:d="M10794 2857v7938h-2857">
          <text:p/>
        </draw:connector>
        <draw:connector draw:style-name="gr2" draw:text-style-name="P1" draw:layer="layout" svg:x1="10.794cm" svg:y1="2.857cm" svg:x2="7.302cm" svg:y2="13.018cm" draw:start-shape="id14" draw:start-glue-point="2" draw:end-shape="id20" draw:end-glue-point="1" svg:d="M10794 2857v10161h-3492">
          <text:p/>
        </draw:connector>
        <draw:rect draw:style-name="gr1" draw:text-style-name="P2" xml:id="id21" draw:id="id21" draw:layer="layout" svg:width="3.175cm" svg:height="1.27cm" svg:x="13.652cm" svg:y="9.843cm">
          <text:p text:style-name="P2">Trades</text:p>
        </draw:rect>
        <draw:connector draw:style-name="gr2" draw:text-style-name="P1" draw:layer="layout" svg:x1="10.794cm" svg:y1="2.857cm" svg:x2="13.652cm" svg:y2="10.478cm" draw:start-shape="id14" draw:start-glue-point="2" draw:end-shape="id21" draw:end-glue-point="3" svg:d="M10794 2857v7621h2858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38M17S</meta:editing-duration>
    <meta:editing-cycles>3</meta:editing-cycles>
    <dc:title>BlankPresentation</dc:title>
    <meta:generator>OpenOffice/4.1.1$Win32 OpenOffice.org_project/411m6$Build-9775</meta:generator>
    <dc:date>2015-06-30T15:17:33.88</dc:date>
    <dc:creator>james </dc:creator>
    <meta:document-statistic meta:object-count="103"/>
    <meta:template xlink:type="simple" xlink:actuate="onRequest" xlink:title="BlankPresentation" xlink:href="../../../../OpenOffice.org/3/user/template/BlankPresentation.otp" meta:date="2015-01-06T12:05:42.46"/>
  </office:meta>
</office:document-meta>
</file>